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34.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Millares" style:data-style-name="N112"/>
    <style:style style:name="ce4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________________________________________________________________________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Puntuación </text:p>
          </table:table-cell>
          <table:table-cell table:style-name="ce2" office:value-type="string" calcext:value-type="string">
            <text:p>Entrega 1</text:p>
          </table:table-cell>
          <table:table-cell table:style-name="ce2" office:value-type="string" calcext:value-type="string">
            <text:p>Entrega 2</text:p>
          </table:table-cell>
          <table:table-cell table:style-name="ce2" office:value-type="string" calcext:value-type="string">
            <text:p>Entrega 3</text:p>
          </table:table-cell>
          <table:table-cell table:style-name="ce2" office:value-type="string" calcext:value-type="string">
            <text:p>Entrega 4</text:p>
          </table:table-cell>
          <table:table-cell table:style-name="ce2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3" calcext:value-type="float">
            <text:p>0,03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" calcext:value-type="float">
            <text:p>0,03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3" calcext:value-type="float">
            <text:p>0,03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3" calcext:value-type="float">
            <text:p>0,03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0,08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3" calcext:value-type="float">
            <text:p>0,03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" calcext:value-type="float">
            <text:p>0,04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" calcext:value-type="float">
            <text:p>0,04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" calcext:value-type="float">
            <text:p>0,04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0,05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0,05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0,05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SUM([.B6:.B17])"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8" calcext:value-type="float">
            <text:p>0,08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0,05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4" calcext:value-type="float">
            <text:p>0,04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4" calcext:value-type="float">
            <text:p>0,04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0,05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0,07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08" calcext:value-type="float">
            <text:p>0,08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0,10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08" calcext:value-type="float">
            <text:p>0,08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08" calcext:value-type="float">
            <text:p>0,08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0,08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75" calcext:value-type="float">
            <text:p>0,075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SUM([.B20:.B31])" office:value-type="float" office:value="0.825" calcext:value-type="float">
            <text:p>0,8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álculo correcto de las normales en los vértices </text:p>
          </table:table-cell>
          <table:table-cell office:value-type="float" office:value="0.15" calcext:value-type="float">
            <text:p>0,150 <text:s text:c="2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o de array de normales </text:p>
          </table:table-cell>
          <table:table-cell office:value-type="float" office:value="0.05" calcext:value-type="float">
            <text:p>0,0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ementación correcta clase Luz (y subclases) </text:p>
          </table:table-cell>
          <table:table-cell office:value-type="float" office:value="0.1" calcext:value-type="float">
            <text:p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y al menos una luz direccional 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y al menos una luz puntual 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SUM([.B34:.B41])" office:value-type="float" office:value="0.95" calcext:value-type="float">
            <text:p>0,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mentos de la Práctica 4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0,2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0,2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0,0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0,0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SUM([.B44:.B50])" office:value-type="float" office:value="1.1" calcext:value-type="float">
            <text:p>1,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: Hay en la escena un cilindro texturizado (p.ej. lata de refresco) o una esfera texturizada (p.ej. tierra)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SUM([.B53:.B55])" office:value-type="float" office:value="0.55" calcext:value-type="float">
            <text:p>0,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5" calcext:value-type="float">
            <text:p>0,125 <text:s text:c="2"/>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formula="of:=SUM([.B59:.B60];[.B64:.B65])" office:value-type="float" office:value="0.6" calcext:value-type="float">
            <text:p>0,6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[.C67]+[.C57]+[.C51]+[.C42]+[.C32]+[.C18]" office:value-type="float" office:value="4.525" calcext:value-type="float">
            <text:p>4,525</text:p>
          </table:table-cell>
          <table:table-cell/>
          <table:table-cell table:formula="of:=[.B56]+[.B61]+[.B62]+[.B63]+[.B66]" office:value-type="float" office:value="0.925" calcext:value-type="float">
            <text:p>0,9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[.D70]+[.F70]" office:value-type="float" office:value="5.45" calcext:value-type="float">
            <text:p>5,45</text:p>
          </table:table-cell>
          <table:table-cell table:number-columns-repeated="101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 -</number:text>
      <number:number number:decimal-places="0" loext:min-decimal-places="0" number:min-integer-digits="2"/>
      <number:text>  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04"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 -</number:text>
      <number:number number:decimal-places="0" loext:min-decimal-places="0" number:min-integer-digits="2"/>
      <number:text>   </number:text>
    </number:number-style>
    <number:number-style style:name="N110">
      <number:number number:decimal-places="3" loext:min-decimal-places="3" number:min-integer-digits="1" number:grouping="true"/>
      <number:text>   </number:text>
    </number:number-style>
    <number:number-style style:name="N111">
      <number:text>-</number:text>
      <number:number number:decimal-places="3" loext:min-decimal-places="3" number:min-integer-digits="1" number:grouping="true"/>
      <number:text>   </number:text>
    </number:number-style>
    <number:number-style style:name="N112P0" style:volatile="true">
      <number:number number:decimal-places="3" loext:min-decimal-places="3" number:min-integer-digits="1" number:grouping="true"/>
      <number:text>   </number:text>
    </number:number-style>
    <number:number-style style:name="N112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2P2" style:volatile="true">
      <number:text> -</number:text>
      <number:number number:decimal-places="0" loext:min-decimal-places="0" number:min-integer-digits="2"/>
      <number:text>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00/00/0000</text:date>, <text:time style:data-style-name="N2" text:time-value="10:30:08.0888521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fjmel</meta:initial-creator>
    <meta:creation-date>2019-10-11T16:56:56Z</meta:creation-date>
    <dc:date>2019-12-13T10:35:07.729069974</dc:date>
    <meta:editing-duration>PT7M51S</meta:editing-duration>
    <meta:editing-cycles>3</meta:editing-cycles>
    <meta:document-statistic meta:table-count="1" meta:cell-count="197" meta:object-count="0"/>
  </office:meta>
</office:document-meta>
</file>